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5.2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5" table:style-name="ta1">
        <table:shapes>
          <draw:frame draw:z-index="0" draw:style-name="gr1" draw:text-style-name="P1" svg:width="159.99mm" svg:height="89.99mm" svg:x="80.72mm" svg:y="1mm">
            <loext:p draw:notify-on-update-of-ranges="cameraslog_5.A1:cameraslog_5.A1 cameraslog_5.A2:cameraslog_5.A1001 cameraslog_5.B1:cameraslog_5.B1 cameraslog_5.B2:cameraslog_5.B1001 cameraslog_5.A1:cameraslog_5.A1 cameraslog_5.A2:cameraslog_5.A1001 cameraslog_5.C1:cameraslog_5.C1 cameraslog_5.C2:cameraslog_5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681101" calcext:value-type="float">
            <text:p>7,6811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912283" calcext:value-type="float">
            <text:p>6,9122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707193" calcext:value-type="float">
            <text:p>7,7071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425097" calcext:value-type="float">
            <text:p>8,4250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131546" calcext:value-type="float">
            <text:p>9,13154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131546" calcext:value-type="float">
            <text:p>9,13154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131546" calcext:value-type="float">
            <text:p>9,13154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131546" calcext:value-type="float">
            <text:p>9,13154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936001" calcext:value-type="float">
            <text:p>9,9360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727728" calcext:value-type="float">
            <text:p>10,7277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915636" calcext:value-type="float">
            <text:p>9,9156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948092" calcext:value-type="float">
            <text:p>9,9480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948092" calcext:value-type="float">
            <text:p>9,9480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948092" calcext:value-type="float">
            <text:p>9,9480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948092" calcext:value-type="float">
            <text:p>9,9480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948092" calcext:value-type="float">
            <text:p>9,9480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72455" calcext:value-type="float">
            <text:p>10,724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485095" calcext:value-type="float">
            <text:p>11,4850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306733" calcext:value-type="float">
            <text:p>12,3067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109277" calcext:value-type="float">
            <text:p>13,1092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109277" calcext:value-type="float">
            <text:p>13,1092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314367" calcext:value-type="float">
            <text:p>12,3143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32264" calcext:value-type="float">
            <text:p>12,322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.120731" calcext:value-type="float">
            <text:p>13,1207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294641" calcext:value-type="float">
            <text:p>12,2946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.294641" calcext:value-type="float">
            <text:p>12,2946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.251364" calcext:value-type="float">
            <text:p>12,2513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.254544" calcext:value-type="float">
            <text:p>12,2545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.254544" calcext:value-type="float">
            <text:p>12,2545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.302906" calcext:value-type="float">
            <text:p>12,30290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.302906" calcext:value-type="float">
            <text:p>12,30290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.275543" calcext:value-type="float">
            <text:p>12,2755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.275543" calcext:value-type="float">
            <text:p>12,2755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474271" calcext:value-type="float">
            <text:p>11,4742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.474271" calcext:value-type="float">
            <text:p>11,4742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474271" calcext:value-type="float">
            <text:p>11,4742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474271" calcext:value-type="float">
            <text:p>11,4742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455179" calcext:value-type="float">
            <text:p>11,4551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455179" calcext:value-type="float">
            <text:p>11,4551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455179" calcext:value-type="float">
            <text:p>11,4551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.455179" calcext:value-type="float">
            <text:p>11,4551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.455179" calcext:value-type="float">
            <text:p>11,4551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714999" calcext:value-type="float">
            <text:p>10,7149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714999" calcext:value-type="float">
            <text:p>10,7149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714999" calcext:value-type="float">
            <text:p>10,7149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.69527" calcext:value-type="float">
            <text:p>10,695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.69527" calcext:value-type="float">
            <text:p>10,695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.69527" calcext:value-type="float">
            <text:p>10,695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.69527" calcext:value-type="float">
            <text:p>10,695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69527" calcext:value-type="float">
            <text:p>10,695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.69527" calcext:value-type="float">
            <text:p>10,695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.671728" calcext:value-type="float">
            <text:p>10,6717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.671728" calcext:value-type="float">
            <text:p>10,6717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.671728" calcext:value-type="float">
            <text:p>10,6717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.411271" calcext:value-type="float">
            <text:p>11,4112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.411271" calcext:value-type="float">
            <text:p>11,4112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.411271" calcext:value-type="float">
            <text:p>11,4112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.411271" calcext:value-type="float">
            <text:p>11,4112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.411271" calcext:value-type="float">
            <text:p>11,4112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.411271" calcext:value-type="float">
            <text:p>11,4112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.41509" calcext:value-type="float">
            <text:p>11,415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.41509" calcext:value-type="float">
            <text:p>11,415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.41509" calcext:value-type="float">
            <text:p>11,415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.41509" calcext:value-type="float">
            <text:p>11,415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.41509" calcext:value-type="float">
            <text:p>11,415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.41509" calcext:value-type="float">
            <text:p>11,415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.440546" calcext:value-type="float">
            <text:p>11,4405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.440546" calcext:value-type="float">
            <text:p>11,4405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.440546" calcext:value-type="float">
            <text:p>11,4405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.655821" calcext:value-type="float">
            <text:p>10,6558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.925182" calcext:value-type="float">
            <text:p>9,9251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.925182" calcext:value-type="float">
            <text:p>9,9251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.925182" calcext:value-type="float">
            <text:p>9,9251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.925182" calcext:value-type="float">
            <text:p>9,9251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.956362" calcext:value-type="float">
            <text:p>9,9563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979272" calcext:value-type="float">
            <text:p>9,9792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.979272" calcext:value-type="float">
            <text:p>9,9792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.979272" calcext:value-type="float">
            <text:p>9,9792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.979272" calcext:value-type="float">
            <text:p>9,9792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979272" calcext:value-type="float">
            <text:p>9,9792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.979272" calcext:value-type="float">
            <text:p>9,9792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.925819" calcext:value-type="float">
            <text:p>9,9258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.925819" calcext:value-type="float">
            <text:p>9,9258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.925819" calcext:value-type="float">
            <text:p>9,9258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.925819" calcext:value-type="float">
            <text:p>9,9258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.939818" calcext:value-type="float">
            <text:p>9,9398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.939818" calcext:value-type="float">
            <text:p>9,9398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.939818" calcext:value-type="float">
            <text:p>9,9398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.939818" calcext:value-type="float">
            <text:p>9,9398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939818" calcext:value-type="float">
            <text:p>9,9398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.939818" calcext:value-type="float">
            <text:p>9,9398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.265191" calcext:value-type="float">
            <text:p>9,2651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.265191" calcext:value-type="float">
            <text:p>9,2651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.265191" calcext:value-type="float">
            <text:p>9,2651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.265191" calcext:value-type="float">
            <text:p>9,2651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.265191" calcext:value-type="float">
            <text:p>9,2651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.265191" calcext:value-type="float">
            <text:p>9,2651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.265191" calcext:value-type="float">
            <text:p>9,2651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.269647" calcext:value-type="float">
            <text:p>9,2696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69647" calcext:value-type="float">
            <text:p>9,2696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.269647" calcext:value-type="float">
            <text:p>9,2696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.277916" calcext:value-type="float">
            <text:p>9,2779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.277916" calcext:value-type="float">
            <text:p>9,2779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.277916" calcext:value-type="float">
            <text:p>9,2779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.277916" calcext:value-type="float">
            <text:p>9,2779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.277916" calcext:value-type="float">
            <text:p>9,2779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.277916" calcext:value-type="float">
            <text:p>9,2779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.277916" calcext:value-type="float">
            <text:p>9,2779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.277916" calcext:value-type="float">
            <text:p>9,2779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277916" calcext:value-type="float">
            <text:p>9,2779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.277916" calcext:value-type="float">
            <text:p>9,2779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.277916" calcext:value-type="float">
            <text:p>9,2779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.277916" calcext:value-type="float">
            <text:p>9,2779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.2601" calcext:value-type="float">
            <text:p>9,26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.2601" calcext:value-type="float">
            <text:p>9,26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.2601" calcext:value-type="float">
            <text:p>9,26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.2601" calcext:value-type="float">
            <text:p>9,26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.241009" calcext:value-type="float">
            <text:p>9,2410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.496371" calcext:value-type="float">
            <text:p>8,4963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496371" calcext:value-type="float">
            <text:p>8,4963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.496371" calcext:value-type="float">
            <text:p>8,4963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.496371" calcext:value-type="float">
            <text:p>8,4963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.496371" calcext:value-type="float">
            <text:p>8,4963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.496371" calcext:value-type="float">
            <text:p>8,4963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.496371" calcext:value-type="float">
            <text:p>8,4963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.496371" calcext:value-type="float">
            <text:p>8,4963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.496371" calcext:value-type="float">
            <text:p>8,4963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.496371" calcext:value-type="float">
            <text:p>8,4963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.496371" calcext:value-type="float">
            <text:p>8,4963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.485552" calcext:value-type="float">
            <text:p>8,4855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.485552" calcext:value-type="float">
            <text:p>8,4855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.485552" calcext:value-type="float">
            <text:p>8,4855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.485552" calcext:value-type="float">
            <text:p>8,4855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.485552" calcext:value-type="float">
            <text:p>8,4855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.485552" calcext:value-type="float">
            <text:p>8,4855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.485552" calcext:value-type="float">
            <text:p>8,4855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.485552" calcext:value-type="float">
            <text:p>8,4855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.485552" calcext:value-type="float">
            <text:p>8,4855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.485552" calcext:value-type="float">
            <text:p>8,4855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.485552" calcext:value-type="float">
            <text:p>8,4855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.485552" calcext:value-type="float">
            <text:p>8,4855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.73455" calcext:value-type="float">
            <text:p>7,734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73455" calcext:value-type="float">
            <text:p>7,734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.73455" calcext:value-type="float">
            <text:p>7,734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.681092" calcext:value-type="float">
            <text:p>7,6810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.681092" calcext:value-type="float">
            <text:p>7,6810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.681092" calcext:value-type="float">
            <text:p>7,6810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.681092" calcext:value-type="float">
            <text:p>7,6810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.681092" calcext:value-type="float">
            <text:p>7,6810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681092" calcext:value-type="float">
            <text:p>7,6810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.681092" calcext:value-type="float">
            <text:p>7,6810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.681092" calcext:value-type="float">
            <text:p>7,6810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.681092" calcext:value-type="float">
            <text:p>7,6810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.681092" calcext:value-type="float">
            <text:p>7,6810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988648" calcext:value-type="float">
            <text:p>6,9886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988648" calcext:value-type="float">
            <text:p>6,9886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988648" calcext:value-type="float">
            <text:p>6,9886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988648" calcext:value-type="float">
            <text:p>6,9886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988648" calcext:value-type="float">
            <text:p>6,9886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988648" calcext:value-type="float">
            <text:p>6,9886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988648" calcext:value-type="float">
            <text:p>6,9886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988648" calcext:value-type="float">
            <text:p>6,9886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988648" calcext:value-type="float">
            <text:p>6,9886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988648" calcext:value-type="float">
            <text:p>6,9886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95301" calcext:value-type="float">
            <text:p>6,953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95301" calcext:value-type="float">
            <text:p>6,953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95301" calcext:value-type="float">
            <text:p>6,953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95301" calcext:value-type="float">
            <text:p>6,953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95301" calcext:value-type="float">
            <text:p>6,953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95301" calcext:value-type="float">
            <text:p>6,953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951103" calcext:value-type="float">
            <text:p>6,951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951103" calcext:value-type="float">
            <text:p>6,951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951103" calcext:value-type="float">
            <text:p>6,951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951103" calcext:value-type="float">
            <text:p>6,951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951103" calcext:value-type="float">
            <text:p>6,951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951103" calcext:value-type="float">
            <text:p>6,951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951103" calcext:value-type="float">
            <text:p>6,951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951103" calcext:value-type="float">
            <text:p>6,951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951103" calcext:value-type="float">
            <text:p>6,951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951103" calcext:value-type="float">
            <text:p>6,951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951103" calcext:value-type="float">
            <text:p>6,951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951103" calcext:value-type="float">
            <text:p>6,951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951103" calcext:value-type="float">
            <text:p>6,951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951103" calcext:value-type="float">
            <text:p>6,951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951103" calcext:value-type="float">
            <text:p>6,951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951103" calcext:value-type="float">
            <text:p>6,951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951103" calcext:value-type="float">
            <text:p>6,951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951103" calcext:value-type="float">
            <text:p>6,951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951103" calcext:value-type="float">
            <text:p>6,951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951103" calcext:value-type="float">
            <text:p>6,951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951103" calcext:value-type="float">
            <text:p>6,951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902098" calcext:value-type="float">
            <text:p>6,9020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872827" calcext:value-type="float">
            <text:p>6,8728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872827" calcext:value-type="float">
            <text:p>6,8728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872827" calcext:value-type="float">
            <text:p>6,8728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872827" calcext:value-type="float">
            <text:p>6,8728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872827" calcext:value-type="float">
            <text:p>6,8728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872827" calcext:value-type="float">
            <text:p>6,8728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872827" calcext:value-type="float">
            <text:p>6,8728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872827" calcext:value-type="float">
            <text:p>6,8728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872827" calcext:value-type="float">
            <text:p>6,8728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872827" calcext:value-type="float">
            <text:p>6,8728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872827" calcext:value-type="float">
            <text:p>6,8728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872827" calcext:value-type="float">
            <text:p>6,8728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872827" calcext:value-type="float">
            <text:p>6,8728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872827" calcext:value-type="float">
            <text:p>6,8728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810468" calcext:value-type="float">
            <text:p>6,8104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810468" calcext:value-type="float">
            <text:p>6,8104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810468" calcext:value-type="float">
            <text:p>6,8104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810468" calcext:value-type="float">
            <text:p>6,8104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810468" calcext:value-type="float">
            <text:p>6,8104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810468" calcext:value-type="float">
            <text:p>6,8104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810468" calcext:value-type="float">
            <text:p>6,8104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810468" calcext:value-type="float">
            <text:p>6,8104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810468" calcext:value-type="float">
            <text:p>6,8104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810468" calcext:value-type="float">
            <text:p>6,8104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810468" calcext:value-type="float">
            <text:p>6,8104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810468" calcext:value-type="float">
            <text:p>6,8104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810468" calcext:value-type="float">
            <text:p>6,8104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810468" calcext:value-type="float">
            <text:p>6,8104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810468" calcext:value-type="float">
            <text:p>6,8104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210937" calcext:value-type="float">
            <text:p>6,2109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210937" calcext:value-type="float">
            <text:p>6,2109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192481" calcext:value-type="float">
            <text:p>6,19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416663" calcext:value-type="float">
            <text:p>5,4166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.416663" calcext:value-type="float">
            <text:p>5,4166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.416663" calcext:value-type="float">
            <text:p>5,4166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.416663" calcext:value-type="float">
            <text:p>5,4166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.416663" calcext:value-type="float">
            <text:p>5,4166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.416663" calcext:value-type="float">
            <text:p>5,4166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.416663" calcext:value-type="float">
            <text:p>5,4166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.416663" calcext:value-type="float">
            <text:p>5,4166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416663" calcext:value-type="float">
            <text:p>5,4166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.416663" calcext:value-type="float">
            <text:p>5,4166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.416663" calcext:value-type="float">
            <text:p>5,4166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.416663" calcext:value-type="float">
            <text:p>5,4166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.416663" calcext:value-type="float">
            <text:p>5,4166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.718475" calcext:value-type="float">
            <text:p>4,7184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.637651" calcext:value-type="float">
            <text:p>4,6376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.637651" calcext:value-type="float">
            <text:p>4,6376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.637651" calcext:value-type="float">
            <text:p>4,6376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.637651" calcext:value-type="float">
            <text:p>4,6376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.996103" calcext:value-type="float">
            <text:p>3,996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.304913" calcext:value-type="float">
            <text:p>3,3049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.304913" calcext:value-type="float">
            <text:p>3,3049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.304913" calcext:value-type="float">
            <text:p>3,3049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.304913" calcext:value-type="float">
            <text:p>3,3049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.304913" calcext:value-type="float">
            <text:p>3,3049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.304913" calcext:value-type="float">
            <text:p>3,3049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.304913" calcext:value-type="float">
            <text:p>3,3049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.304913" calcext:value-type="float">
            <text:p>3,3049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.304913" calcext:value-type="float">
            <text:p>3,3049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.304913" calcext:value-type="float">
            <text:p>3,3049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.304913" calcext:value-type="float">
            <text:p>3,3049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.304913" calcext:value-type="float">
            <text:p>3,3049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.304913" calcext:value-type="float">
            <text:p>3,3049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.304913" calcext:value-type="float">
            <text:p>3,3049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.304913" calcext:value-type="float">
            <text:p>3,3049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.668473" calcext:value-type="float">
            <text:p>2,6684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.668473" calcext:value-type="float">
            <text:p>2,6684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.668473" calcext:value-type="float">
            <text:p>2,6684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.086736" calcext:value-type="float">
            <text:p>2,086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.099445" calcext:value-type="float">
            <text:p>2,099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.099445" calcext:value-type="float">
            <text:p>2,099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.099445" calcext:value-type="float">
            <text:p>2,099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.099445" calcext:value-type="float">
            <text:p>2,099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.099445" calcext:value-type="float">
            <text:p>2,099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.099445" calcext:value-type="float">
            <text:p>2,099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.099445" calcext:value-type="float">
            <text:p>2,099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.099445" calcext:value-type="float">
            <text:p>2,099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.099445" calcext:value-type="float">
            <text:p>2,099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.099445" calcext:value-type="float">
            <text:p>2,099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.099445" calcext:value-type="float">
            <text:p>2,099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.099445" calcext:value-type="float">
            <text:p>2,099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.099445" calcext:value-type="float">
            <text:p>2,099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.099445" calcext:value-type="float">
            <text:p>2,099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.099445" calcext:value-type="float">
            <text:p>2,099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.099445" calcext:value-type="float">
            <text:p>2,099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.099445" calcext:value-type="float">
            <text:p>2,099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099445" calcext:value-type="float">
            <text:p>2,099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.099445" calcext:value-type="float">
            <text:p>2,099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.099445" calcext:value-type="float">
            <text:p>2,099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.052987" calcext:value-type="float">
            <text:p>2,05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23:08:41.782000000</dc:date>
    <meta:editing-duration>PT1M8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5.A1:cameraslog_5.C1001" chart:data-source-has-labels="row" svg:x="0.32cm" svg:y="0.18cm" svg:width="11.01cm" svg:height="8.64cm">
          <chartooo:coordinate-region svg:x="0.76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5.B2:cameraslog_5.B1001" chart:label-cell-address="cameraslog_5.B1:cameraslog_5.B1" chart:class="chart:scatter">
            <chart:domain table:cell-range-address="cameraslog_5.A2:cameraslog_5.A1001"/>
            <chart:data-point chart:repeated="1000"/>
          </chart:series>
          <chart:series chart:style-name="ch8" chart:values-cell-range-address="cameraslog_5.C2:cameraslog_5.C1001" chart:label-cell-address="cameraslog_5.C1:cameraslog_5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5.B1:cameraslog_5.B1</svg:desc>
                </draw:g>
              </table:table-cell>
              <table:table-cell office:value-type="string">
                <text:p>number of cameras</text:p>
                <draw:g>
                  <svg:desc>cameraslog_5.C1:cameraslog_5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5.A2:cameraslog_5.A1001</svg:desc>
                </draw:g>
              </table:table-cell>
              <table:table-cell office:value-type="float" office:value="7.681101">
                <text:p>7.681101</text:p>
                <draw:g>
                  <svg:desc>cameraslog_5.B2:cameraslog_5.B1001</svg:desc>
                </draw:g>
              </table:table-cell>
              <table:table-cell office:value-type="float" office:value="9">
                <text:p>9</text:p>
                <draw:g>
                  <svg:desc>cameraslog_5.C2:cameraslog_5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912283">
                <text:p>6.9122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707193">
                <text:p>7.7071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.425097">
                <text:p>8.4250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.131546">
                <text:p>9.1315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.131546">
                <text:p>9.1315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131546">
                <text:p>9.1315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131546">
                <text:p>9.1315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936001">
                <text:p>9.9360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.727728">
                <text:p>10.7277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915636">
                <text:p>9.9156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948092">
                <text:p>9.9480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.948092">
                <text:p>9.9480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.948092">
                <text:p>9.9480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.948092">
                <text:p>9.9480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948092">
                <text:p>9.9480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.72455">
                <text:p>10.724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485095">
                <text:p>11.4850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.306733">
                <text:p>12.3067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.109277">
                <text:p>13.1092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.109277">
                <text:p>13.1092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2.314367">
                <text:p>12.3143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2.32264">
                <text:p>12.32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3.120731">
                <text:p>13.1207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2.294641">
                <text:p>12.2946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2.294641">
                <text:p>12.2946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2.251364">
                <text:p>12.2513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.254544">
                <text:p>12.2545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2.254544">
                <text:p>12.2545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2.302906">
                <text:p>12.3029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2.302906">
                <text:p>12.3029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.275543">
                <text:p>12.2755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2.275543">
                <text:p>12.2755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.474271">
                <text:p>11.474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.474271">
                <text:p>11.474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.474271">
                <text:p>11.474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.474271">
                <text:p>11.474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.455179">
                <text:p>11.4551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.455179">
                <text:p>11.4551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1.455179">
                <text:p>11.4551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1.455179">
                <text:p>11.4551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1.455179">
                <text:p>11.4551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0.714999">
                <text:p>10.7149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.714999">
                <text:p>10.7149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.714999">
                <text:p>10.7149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.69527">
                <text:p>10.695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0.69527">
                <text:p>10.695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.69527">
                <text:p>10.695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0.69527">
                <text:p>10.695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.69527">
                <text:p>10.695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0.69527">
                <text:p>10.695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.671728">
                <text:p>10.6717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.671728">
                <text:p>10.6717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.671728">
                <text:p>10.6717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1.411271">
                <text:p>11.411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1.411271">
                <text:p>11.411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1.411271">
                <text:p>11.411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1.411271">
                <text:p>11.411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1.411271">
                <text:p>11.411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1.411271">
                <text:p>11.411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1.41509">
                <text:p>11.415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1.41509">
                <text:p>11.415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1.41509">
                <text:p>11.415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1.41509">
                <text:p>11.415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1.41509">
                <text:p>11.415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1.41509">
                <text:p>11.415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1.440546">
                <text:p>11.4405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1.440546">
                <text:p>11.4405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1.440546">
                <text:p>11.4405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0.655821">
                <text:p>10.6558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9.925182">
                <text:p>9.925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9.925182">
                <text:p>9.925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9.925182">
                <text:p>9.925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9.925182">
                <text:p>9.925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.956362">
                <text:p>9.9563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9.979272">
                <text:p>9.9792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9.979272">
                <text:p>9.9792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9.979272">
                <text:p>9.9792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9.979272">
                <text:p>9.9792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.979272">
                <text:p>9.9792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9.979272">
                <text:p>9.9792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9.925819">
                <text:p>9.9258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9.925819">
                <text:p>9.9258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9.925819">
                <text:p>9.9258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.925819">
                <text:p>9.9258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9.939818">
                <text:p>9.9398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9.939818">
                <text:p>9.9398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.939818">
                <text:p>9.9398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.939818">
                <text:p>9.9398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.939818">
                <text:p>9.9398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.939818">
                <text:p>9.9398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.265191">
                <text:p>9.2651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.265191">
                <text:p>9.2651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.265191">
                <text:p>9.2651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.265191">
                <text:p>9.2651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.265191">
                <text:p>9.2651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.265191">
                <text:p>9.2651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.265191">
                <text:p>9.2651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.269647">
                <text:p>9.2696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.269647">
                <text:p>9.2696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9.269647">
                <text:p>9.2696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9.277916">
                <text:p>9.2779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9.277916">
                <text:p>9.2779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9.277916">
                <text:p>9.2779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9.277916">
                <text:p>9.2779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9.277916">
                <text:p>9.2779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9.277916">
                <text:p>9.2779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9.277916">
                <text:p>9.2779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9.277916">
                <text:p>9.2779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9.277916">
                <text:p>9.2779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9.277916">
                <text:p>9.2779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9.277916">
                <text:p>9.2779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9.277916">
                <text:p>9.2779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9.2601">
                <text:p>9.26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9.2601">
                <text:p>9.26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9.2601">
                <text:p>9.26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9.2601">
                <text:p>9.26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9.241009">
                <text:p>9.2410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8.496371">
                <text:p>8.4963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8.496371">
                <text:p>8.4963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8.496371">
                <text:p>8.4963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8.496371">
                <text:p>8.4963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8.496371">
                <text:p>8.4963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8.496371">
                <text:p>8.4963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8.496371">
                <text:p>8.4963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8.496371">
                <text:p>8.4963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.496371">
                <text:p>8.4963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8.496371">
                <text:p>8.4963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8.496371">
                <text:p>8.4963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8.485552">
                <text:p>8.4855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8.485552">
                <text:p>8.4855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.485552">
                <text:p>8.4855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8.485552">
                <text:p>8.4855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8.485552">
                <text:p>8.4855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8.485552">
                <text:p>8.4855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8.485552">
                <text:p>8.4855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8.485552">
                <text:p>8.4855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8.485552">
                <text:p>8.4855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8.485552">
                <text:p>8.4855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8.485552">
                <text:p>8.4855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8.485552">
                <text:p>8.4855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7.73455">
                <text:p>7.734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.73455">
                <text:p>7.734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.73455">
                <text:p>7.734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.681092">
                <text:p>7.6810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.681092">
                <text:p>7.6810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7.681092">
                <text:p>7.6810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7.681092">
                <text:p>7.6810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7.681092">
                <text:p>7.6810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7.681092">
                <text:p>7.6810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7.681092">
                <text:p>7.6810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7.681092">
                <text:p>7.6810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7.681092">
                <text:p>7.6810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7.681092">
                <text:p>7.6810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6.988648">
                <text:p>6.9886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6.988648">
                <text:p>6.9886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.988648">
                <text:p>6.9886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.988648">
                <text:p>6.9886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.988648">
                <text:p>6.9886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6.988648">
                <text:p>6.9886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6.988648">
                <text:p>6.9886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.988648">
                <text:p>6.9886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6.988648">
                <text:p>6.9886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.988648">
                <text:p>6.9886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.95301">
                <text:p>6.953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.95301">
                <text:p>6.953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.95301">
                <text:p>6.953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6.95301">
                <text:p>6.953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6.95301">
                <text:p>6.953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.95301">
                <text:p>6.953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.951103">
                <text:p>6.9511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.951103">
                <text:p>6.9511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6.951103">
                <text:p>6.9511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.951103">
                <text:p>6.9511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6.951103">
                <text:p>6.9511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.951103">
                <text:p>6.9511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6.951103">
                <text:p>6.9511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6.951103">
                <text:p>6.9511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6.951103">
                <text:p>6.9511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6.951103">
                <text:p>6.9511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6.951103">
                <text:p>6.9511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6.951103">
                <text:p>6.9511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6.951103">
                <text:p>6.9511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6.951103">
                <text:p>6.9511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6.951103">
                <text:p>6.9511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6.951103">
                <text:p>6.9511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6.951103">
                <text:p>6.9511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6.951103">
                <text:p>6.9511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6.951103">
                <text:p>6.9511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6.951103">
                <text:p>6.9511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6.951103">
                <text:p>6.9511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6.902098">
                <text:p>6.9020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6.872827">
                <text:p>6.872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6.872827">
                <text:p>6.872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6.872827">
                <text:p>6.872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6.872827">
                <text:p>6.872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6.872827">
                <text:p>6.872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6.872827">
                <text:p>6.872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6.872827">
                <text:p>6.872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6.872827">
                <text:p>6.872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6.872827">
                <text:p>6.872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6.872827">
                <text:p>6.872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6.872827">
                <text:p>6.872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6.872827">
                <text:p>6.872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6.872827">
                <text:p>6.872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6.872827">
                <text:p>6.872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6.810468">
                <text:p>6.8104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6.810468">
                <text:p>6.8104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6.810468">
                <text:p>6.8104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6.810468">
                <text:p>6.8104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6.810468">
                <text:p>6.8104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6.810468">
                <text:p>6.8104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6.810468">
                <text:p>6.8104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6.810468">
                <text:p>6.8104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6.810468">
                <text:p>6.8104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6.810468">
                <text:p>6.8104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6.810468">
                <text:p>6.8104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6.810468">
                <text:p>6.8104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6.810468">
                <text:p>6.8104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6.810468">
                <text:p>6.8104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6.810468">
                <text:p>6.8104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6.210937">
                <text:p>6.2109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6.210937">
                <text:p>6.2109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6.192481">
                <text:p>6.192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.416663">
                <text:p>5.4166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.416663">
                <text:p>5.4166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5.416663">
                <text:p>5.4166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5.416663">
                <text:p>5.4166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5.416663">
                <text:p>5.4166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5.416663">
                <text:p>5.4166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.416663">
                <text:p>5.4166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5.416663">
                <text:p>5.4166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5.416663">
                <text:p>5.4166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5.416663">
                <text:p>5.4166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5.416663">
                <text:p>5.4166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5.416663">
                <text:p>5.4166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5.416663">
                <text:p>5.4166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4.718475">
                <text:p>4.7184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4.637651">
                <text:p>4.637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4.637651">
                <text:p>4.637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4.637651">
                <text:p>4.637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4.637651">
                <text:p>4.637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.996103">
                <text:p>3.996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3.304913">
                <text:p>3.3049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3.304913">
                <text:p>3.3049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3.304913">
                <text:p>3.3049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3.304913">
                <text:p>3.3049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3.304913">
                <text:p>3.3049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3.304913">
                <text:p>3.3049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3.304913">
                <text:p>3.3049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3.304913">
                <text:p>3.3049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3.304913">
                <text:p>3.3049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3.304913">
                <text:p>3.3049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3.304913">
                <text:p>3.3049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3.304913">
                <text:p>3.3049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.304913">
                <text:p>3.3049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.304913">
                <text:p>3.3049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3.304913">
                <text:p>3.3049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.668473">
                <text:p>2.6684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.668473">
                <text:p>2.6684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.668473">
                <text:p>2.6684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2.086736">
                <text:p>2.0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.099445">
                <text:p>2.099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.099445">
                <text:p>2.099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.099445">
                <text:p>2.099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.099445">
                <text:p>2.099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.099445">
                <text:p>2.099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.099445">
                <text:p>2.099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.099445">
                <text:p>2.099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.099445">
                <text:p>2.099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.099445">
                <text:p>2.099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.099445">
                <text:p>2.099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.099445">
                <text:p>2.099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.099445">
                <text:p>2.099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.099445">
                <text:p>2.099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2.099445">
                <text:p>2.099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.099445">
                <text:p>2.099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2.099445">
                <text:p>2.099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2.099445">
                <text:p>2.099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.099445">
                <text:p>2.099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.099445">
                <text:p>2.099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.099445">
                <text:p>2.099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.052987">
                <text:p>2.052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